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oton, Boton" svg:font-family="Boton, Boton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 Sans" svg:font-family="Open 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Default" style:family="paragraph">
      <style:text-properties fo:color="#FFFF00"/>
    </style:style>
    <style:style style:name="T4" style:parent-style-name="Policepardéfaut" style:family="text">
      <style:text-properties fo:background-color="#FFFF00"/>
    </style:style>
    <style:style style:name="P5" style:parent-style-name="Default" style:family="paragraph">
      <style:text-properties fo:background-color="#FFFF00"/>
    </style:style>
    <style:style style:name="P6" style:parent-style-name="Default" style:family="paragraph">
      <style:text-properties fo:background-color="#FFFF00"/>
    </style:style>
    <style:style style:name="P7" style:parent-style-name="Default" style:family="paragraph">
      <style:text-properties fo:background-color="#FFFF00"/>
    </style:style>
    <style:style style:name="P8" style:parent-style-name="Default" style:family="paragraph">
      <style:text-properties fo:color="#FFFF00"/>
    </style:style>
    <style:style style:name="P9" style:parent-style-name="Default" style:family="paragraph">
      <style:text-properties fo:color="#FFFF00"/>
    </style:style>
    <style:style style:name="P10" style:parent-style-name="Default" style:family="paragraph">
      <style:paragraph-properties fo:break-before="page"/>
    </style:style>
    <style:style style:name="T11" style:parent-style-name="Policepardéfaut" style:family="text">
      <style:text-properties fo:background-color="#FFFF00"/>
    </style:style>
    <style:style style:name="P12" style:parent-style-name="Default" style:family="paragraph">
      <style:text-properties fo:background-color="#FFFF00"/>
    </style:style>
    <style:style style:name="T13" style:parent-style-name="Policepardéfaut" style:family="text">
      <style:text-properties fo:background-color="#FFFF00"/>
    </style:style>
    <style:style style:name="P14" style:parent-style-name="Default" style:family="paragraph">
      <style:text-properties fo:background-color="#FFFF00"/>
    </style:style>
    <style:style style:name="P15" style:parent-style-name="Default" style:family="paragraph">
      <style:text-properties fo:background-color="#FFFF00"/>
    </style:style>
    <style:style style:name="P16" style:parent-style-name="Default" style:family="paragraph">
      <style:paragraph-properties fo:break-before="page"/>
    </style:style>
    <style:style style:name="T17" style:parent-style-name="Policepardéfaut" style:family="text">
      <style:text-properties style:font-name="Open Sans" style:font-name-asian="Open Sans" style:font-name-complex="Open Sans" fo:background-color="#FFFF00"/>
    </style:style>
    <style:style style:name="T18" style:parent-style-name="Policepardéfaut" style:family="text">
      <style:text-properties style:font-name="Open Sans" style:font-name-asian="Open Sans" style:font-name-complex="Open Sans" fo:background-color="#FFFF00"/>
    </style:style>
    <style:style style:name="T19" style:parent-style-name="Policepardéfaut" style:family="text">
      <style:text-properties style:font-name="Open Sans" style:font-name-asian="Open Sans" style:font-name-complex="Open Sans" fo:font-style="italic" style:font-style-asian="italic" style:font-style-complex="italic" fo:color="#737373" fo:background-color="#FFFF00"/>
    </style:style>
    <style:style style:name="P20" style:parent-style-name="Default" style:family="paragraph">
      <style:text-properties style:font-name="Open Sans" style:font-name-asian="Open Sans" style:font-name-complex="Open Sans" fo:font-style="italic" style:font-style-asian="italic" style:font-style-complex="italic" fo:color="#737373"/>
    </style:style>
    <style:style style:name="P21" style:parent-style-name="Default" style:family="paragraph">
      <style:text-properties style:font-name="Open Sans" style:font-name-asian="Open Sans" style:font-name-complex="Open Sans" fo:color="#737373"/>
    </style:style>
    <style:style style:name="P22" style:parent-style-name="Default" style:family="paragraph">
      <style:text-properties fo:background-color="#FFFF00"/>
    </style:style>
    <style:style style:name="P23" style:parent-style-name="Default" style:family="paragraph">
      <style:text-properties fo:background-color="#FFFF00"/>
    </style:style>
    <style:style style:name="P24" style:parent-style-name="Default" style:family="paragraph">
      <style:text-properties fo:background-color="#FFFF00"/>
    </style:style>
    <style:style style:name="P25" style:parent-style-name="Default" style:family="paragraph">
      <style:text-properties style:use-window-font-color="true"/>
    </style:style>
    <style:style style:name="P26" style:parent-style-name="Default" style:family="paragraph">
      <style:text-properties fo:background-color="#FFFF00"/>
    </style:style>
    <style:style style:name="T27" style:parent-style-name="Policepardéfaut" style:family="text">
      <style:text-properties fo:background-color="#FFFF00"/>
    </style:style>
    <style:style style:name="T28" style:parent-style-name="Policepardéfaut" style:family="text">
      <style:text-properties fo:background-color="#FFFF00"/>
    </style:style>
    <style:style style:name="P29" style:parent-style-name="Default" style:family="paragraph">
      <style:text-properties fo:background-color="#FFFF00"/>
    </style:style>
    <style:style style:name="P30" style:parent-style-name="Default" style:family="paragraph">
      <style:text-properties fo:background-color="#FFFF00"/>
    </style:style>
    <style:style style:name="P31" style:parent-style-name="Default" style:family="paragraph">
      <style:paragraph-properties fo:break-before="page"/>
    </style:style>
    <style:style style:name="P32" style:parent-style-name="Default" style:family="paragraph">
      <style:text-properties fo:background-color="#FF3333"/>
    </style:style>
    <style:style style:name="P33" style:parent-style-name="Default" style:family="paragraph">
      <style:text-properties fo:background-color="#FFFF00"/>
    </style:style>
    <style:style style:name="T34" style:parent-style-name="Policepardéfaut" style:family="text">
      <style:text-properties style:use-window-font-color="true" fo:background-color="#FFFF00"/>
    </style:style>
    <style:style style:name="T35" style:parent-style-name="Policepardéfaut" style:family="text">
      <style:text-properties style:use-window-font-color="true" fo:background-color="#FFFF00"/>
    </style:style>
    <style:style style:name="P36" style:parent-style-name="Default" style:family="paragraph">
      <style:text-properties style:use-window-font-color="true" fo:background-color="#FFFF00"/>
    </style:style>
    <style:style style:name="T37" style:parent-style-name="Policepardéfaut" style:family="text">
      <style:text-properties style:use-window-font-color="true" fo:background-color="#FFFF00"/>
    </style:style>
    <style:style style:name="T38" style:parent-style-name="Policepardéfaut" style:family="text">
      <style:text-properties style:use-window-font-color="true" fo:background-color="#FFFF00"/>
    </style:style>
    <style:style style:name="P39" style:parent-style-name="Default" style:family="paragraph">
      <style:text-properties style:use-window-font-color="true" fo:background-color="#FFFF00"/>
    </style:style>
    <style:style style:name="P40" style:parent-style-name="Default" style:family="paragraph">
      <style:text-properties style:use-window-font-color="true" fo:background-color="#FF3333"/>
    </style:style>
    <style:style style:name="P41" style:parent-style-name="Default" style:family="paragraph">
      <style:text-properties style:use-window-font-color="true" fo:background-color="#FFFF00"/>
    </style:style>
    <style:style style:name="T42" style:parent-style-name="Policepardéfaut" style:family="text">
      <style:text-properties style:use-window-font-color="true" fo:background-color="#FFFF00"/>
    </style:style>
    <style:style style:name="P43" style:parent-style-name="Default" style:family="paragraph">
      <style:text-properties style:use-window-font-color="true" fo:background-color="#FFFF00"/>
    </style:style>
    <style:style style:name="P44" style:parent-style-name="Default" style:family="paragraph">
      <style:text-properties style:use-window-font-color="true" fo:background-color="#FFFF00"/>
    </style:style>
    <style:style style:name="P45" style:parent-style-name="Default" style:family="paragraph">
      <style:text-properties style:use-window-font-color="true"/>
    </style:style>
    <style:style style:name="P46" style:parent-style-name="Default" style:family="paragraph">
      <style:paragraph-properties fo:break-before="page"/>
      <style:text-properties style:use-window-font-color="true"/>
    </style:style>
    <style:style style:name="P47" style:parent-style-name="Default" style:family="paragraph">
      <style:text-properties style:use-window-font-color="true"/>
    </style:style>
    <style:style style:name="P48" style:parent-style-name="Default" style:family="paragraph">
      <style:text-properties style:use-window-font-color="true" fo:background-color="#FF3333"/>
    </style:style>
    <style:style style:name="P49" style:parent-style-name="Default" style:family="paragraph">
      <style:text-properties style:use-window-font-color="true" fo:background-color="#FF3333"/>
    </style:style>
    <style:style style:name="T50" style:parent-style-name="Policepardéfaut" style:family="text">
      <style:text-properties style:use-window-font-color="true" fo:background-color="#FFFF00"/>
    </style:style>
    <style:style style:name="P51" style:parent-style-name="Default" style:family="paragraph">
      <style:text-properties style:use-window-font-color="true"/>
    </style:style>
    <style:style style:name="P52" style:parent-style-name="Default" style:family="paragraph">
      <style:text-properties style:use-window-font-color="true" fo:background-color="#FF3333"/>
    </style:style>
    <style:style style:name="P53" style:parent-style-name="Default" style:family="paragraph">
      <style:text-properties style:use-window-font-color="true"/>
    </style:style>
    <style:style style:name="P54" style:parent-style-name="Default" style:family="paragraph">
      <style:text-properties style:use-window-font-color="true" fo:background-color="#FFFF00"/>
    </style:style>
    <style:style style:name="P55" style:parent-style-name="Default" style:family="paragraph">
      <style:text-properties fo:background-color="#FFFF00"/>
    </style:style>
    <style:style style:name="P56" style:parent-style-name="Default" style:family="paragraph">
      <style:text-properties fo:background-color="#FFFF00"/>
    </style:style>
    <style:style style:name="P57" style:parent-style-name="Default" style:family="paragraph">
      <style:text-properties style:font-name="Open Sans" style:font-name-asian="Open Sans" style:font-name-complex="Open Sans"/>
    </style:style>
    <style:style style:name="P58" style:parent-style-name="Default" style:family="paragraph">
      <style:text-properties style:font-name="Open Sans" style:font-name-asian="Open Sans" style:font-name-complex="Open Sans"/>
    </style:style>
    <style:style style:name="P59" style:parent-style-name="Default" style:family="paragraph">
      <style:text-properties style:font-name="Open Sans" style:font-name-asian="Open Sans" style:font-name-complex="Open Sans"/>
    </style:style>
    <style:style style:name="P60" style:parent-style-name="Default" style:family="paragraph">
      <style:text-properties style:font-name="Open Sans" style:font-name-asian="Open Sans" style:font-name-complex="Open Sans"/>
    </style:style>
    <style:style style:name="P61" style:parent-style-name="Default" style:family="paragraph">
      <style:text-properties style:font-name="Open Sans" style:font-name-asian="Open Sans" style:font-name-complex="Open Sans"/>
    </style:style>
    <style:style style:name="P62" style:parent-style-name="Default" style:family="paragraph">
      <style:text-properties style:font-name="Open Sans" style:font-name-asian="Open Sans" style:font-name-complex="Open Sans"/>
    </style:style>
    <style:style style:name="P63" style:parent-style-name="Default" style:family="paragraph">
      <style:text-properties style:font-name="Open Sans" style:font-name-asian="Open Sans" style:font-name-complex="Open Sans" fo:background-color="#FFFF00"/>
    </style:style>
    <style:style style:name="P64" style:parent-style-name="Default" style:family="paragraph">
      <style:text-properties style:font-name="Open Sans" style:font-name-asian="Open Sans" style:font-name-complex="Open Sans" fo:background-color="#FFFF00"/>
    </style:style>
    <style:style style:name="P65" style:parent-style-name="Default" style:family="paragraph">
      <style:text-properties style:font-name="Open Sans" style:font-name-asian="Open Sans" style:font-name-complex="Open Sans" fo:background-color="#FFFF00"/>
    </style:style>
    <style:style style:name="P66" style:parent-style-name="Default" style:family="paragraph">
      <style:text-properties style:font-name="Open Sans" style:font-name-asian="Open Sans" style:font-name-complex="Open Sans"/>
    </style:style>
    <style:style style:name="P67" style:parent-style-name="Default" style:family="paragraph">
      <style:text-properties style:font-name="Open Sans" style:font-name-asian="Open Sans" style:font-name-complex="Open Sans" style:use-window-font-color="true"/>
    </style:style>
    <style:style style:name="P68" style:parent-style-name="Default" style:family="paragraph">
      <style:text-properties style:font-name="Open Sans" style:font-name-asian="Open Sans" style:font-name-complex="Open Sans" style:use-window-font-color="true"/>
    </style:style>
    <style:style style:name="P69" style:parent-style-name="Default" style:family="paragraph">
      <style:text-properties style:font-name="Open Sans" style:font-name-asian="Open Sans" style:font-name-complex="Open Sans" style:use-window-font-color="true"/>
    </style:style>
    <style:style style:name="P70" style:parent-style-name="Default" style:family="paragraph">
      <style:text-properties style:font-name="Open Sans" style:font-name-asian="Open Sans" style:font-name-complex="Open Sans" style:use-window-font-color="true"/>
    </style:style>
    <style:style style:name="P71" style:parent-style-name="Default" style:family="paragraph">
      <style:text-properties style:font-name="Open Sans" style:font-name-asian="Open Sans" style:font-name-complex="Open Sans" style:use-window-font-color="true"/>
    </style:style>
    <style:style style:name="P72" style:parent-style-name="Default" style:family="paragraph">
      <style:text-properties style:font-name="Open Sans" style:font-name-asian="Open Sans" style:font-name-complex="Open Sans" style:use-window-font-color="true"/>
    </style:style>
    <style:style style:name="P73" style:parent-style-name="Default" style:family="paragraph">
      <style:text-properties style:font-name="Open Sans" style:font-name-asian="Open Sans" style:font-name-complex="Open Sans" style:use-window-font-color="true"/>
    </style:style>
    <style:style style:name="P74" style:parent-style-name="Default" style:family="paragraph">
      <style:text-properties style:font-name="Open Sans" style:font-name-asian="Open Sans" style:font-name-complex="Open Sans" style:use-window-font-color="true"/>
    </style:style>
    <style:style style:name="P75" style:parent-style-name="Default" style:family="paragraph">
      <style:text-properties style:font-name="Open Sans" style:font-name-asian="Open Sans" style:font-name-complex="Open Sans" style:use-window-font-color="true"/>
    </style:style>
    <style:style style:name="P76" style:parent-style-name="Default" style:family="paragraph">
      <style:text-properties style:font-name="Open Sans" style:font-name-asian="Open Sans" style:font-name-complex="Open Sans" style:use-window-font-color="true"/>
    </style:style>
    <style:style style:name="P77" style:parent-style-name="Default" style:family="paragraph">
      <style:text-properties style:font-name="Open Sans" style:font-name-asian="Open Sans" style:font-name-complex="Open Sans" style:use-window-font-color="true"/>
    </style:style>
    <style:style style:name="P78" style:parent-style-name="Default" style:family="paragraph">
      <style:text-properties style:font-name="Open Sans" style:font-name-asian="Open Sans" style:font-name-complex="Open Sans" style:use-window-font-color="true"/>
    </style:style>
    <style:style style:name="P79" style:parent-style-name="Default" style:family="paragraph">
      <style:text-properties style:font-name="Open Sans" style:font-name-asian="Open Sans" style:font-name-complex="Open Sans" style:use-window-font-color="true"/>
    </style:style>
    <style:style style:name="P80" style:parent-style-name="Default" style:family="paragraph">
      <style:text-properties style:font-name="Open Sans" style:font-name-asian="Open Sans" style:font-name-complex="Open Sans" style:use-window-font-color="true"/>
    </style:style>
    <style:style style:name="P81" style:parent-style-name="Default" style:family="paragraph">
      <style:text-properties style:font-name="Open Sans" style:font-name-asian="Open Sans" style:font-name-complex="Open Sans" style:use-window-font-color="true"/>
    </style:style>
    <style:style style:name="P82" style:parent-style-name="Default" style:list-style-name="LFO3" style:family="paragraph">
      <style:text-properties style:font-name="Open Sans" style:font-name-asian="Open Sans" style:font-name-complex="Open Sans" style:use-window-font-color="true"/>
    </style:style>
    <style:style style:name="P83" style:parent-style-name="Default" style:list-style-name="LFO3" style:family="paragraph">
      <style:text-properties style:font-name="Open Sans" style:font-name-asian="Open Sans" style:font-name-complex="Open Sans" style:use-window-font-color="true"/>
    </style:style>
    <style:style style:name="P84" style:parent-style-name="Default" style:list-style-name="LFO3" style:family="paragraph">
      <style:text-properties style:font-name="Open Sans" style:font-name-asian="Open Sans" style:font-name-complex="Open Sans" style:use-window-font-color="true"/>
    </style:style>
    <style:style style:name="P85" style:parent-style-name="Default" style:family="paragraph">
      <style:text-properties style:font-name="Open Sans" style:font-name-asian="Open Sans" style:font-name-complex="Open Sans" style:use-window-font-color="true"/>
    </style:style>
    <style:style style:name="P86" style:parent-style-name="Default" style:family="paragraph">
      <style:text-properties style:font-name="Open Sans" style:font-name-asian="Open Sans" style:font-name-complex="Open Sans" style:use-window-font-color="true"/>
    </style:style>
    <style:style style:name="P87" style:parent-style-name="Default" style:family="paragraph">
      <style:text-properties style:font-name="Open Sans" style:font-name-asian="Open Sans" style:font-name-complex="Open Sans" style:use-window-font-color="true"/>
    </style:style>
    <style:style style:name="P88" style:parent-style-name="Default" style:family="paragraph">
      <style:text-properties style:font-name="Open Sans" style:font-name-asian="Open Sans" style:font-name-complex="Open Sans" style:use-window-font-color="true"/>
    </style:style>
    <style:style style:name="P89" style:parent-style-name="Default" style:family="paragraph">
      <style:text-properties style:font-name="Open Sans" style:font-name-asian="Open Sans" style:font-name-complex="Open Sans" style:use-window-font-color="true"/>
    </style:style>
    <style:style style:name="P90" style:parent-style-name="Default" style:family="paragraph">
      <style:paragraph-properties fo:break-before="page"/>
      <style:text-properties style:font-name="Open Sans" style:font-name-asian="Open Sans" style:font-name-complex="Open Sans"/>
    </style:style>
    <style:style style:name="P91" style:parent-style-name="Default" style:family="paragraph">
      <style:text-properties style:font-name="Open Sans" style:font-name-asian="Open Sans" style:font-name-complex="Open Sans"/>
    </style:style>
    <style:style style:name="T92" style:parent-style-name="Policepardéfaut" style:family="text">
      <style:text-properties style:font-name="Open Sans" style:font-name-asian="Open Sans" style:font-name-complex="Open Sans" fo:background-color="#FFFF00"/>
    </style:style>
    <style:style style:name="T93" style:parent-style-name="Policepardéfaut" style:family="text">
      <style:text-properties style:font-name="Open Sans" style:font-name-asian="Open Sans" style:font-name-complex="Open Sans" fo:background-color="#FFFF00"/>
    </style:style>
    <style:style style:name="P94" style:parent-style-name="Default" style:family="paragraph">
      <style:text-properties style:font-name="Open Sans" style:font-name-asian="Open Sans" style:font-name-complex="Open Sans"/>
    </style:style>
    <style:style style:name="P95" style:parent-style-name="Default" style:family="paragraph">
      <style:text-properties style:font-name="Open Sans" style:font-name-asian="Open Sans" style:font-name-complex="Open Sans"/>
    </style:style>
    <style:style style:name="P96" style:parent-style-name="Default" style:family="paragraph">
      <style:text-properties style:font-name="Open Sans" style:font-name-asian="Open Sans" style:font-name-complex="Open Sans"/>
    </style:style>
    <style:style style:name="P97" style:parent-style-name="Default" style:family="paragraph">
      <style:text-properties style:font-name="Open Sans" style:font-name-asian="Open Sans" style:font-name-complex="Open Sans" fo:font-style="italic" style:font-style-asian="italic" style:font-style-complex="italic" fo:color="#737373"/>
    </style:style>
    <style:style style:name="P98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99" style:parent-style-name="Default" style:family="paragraph">
      <style:text-properties style:font-name="Open Sans" style:font-name-asian="Open Sans" style:font-name-complex="Open Sans" style:use-window-font-color="true"/>
    </style:style>
    <style:style style:name="P100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01" style:parent-style-name="Default" style:family="paragraph">
      <style:text-properties style:font-name="Open Sans" style:font-name-asian="Open Sans" style:font-name-complex="Open Sans" style:use-window-font-color="true"/>
    </style:style>
    <style:style style:name="T102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P103" style:parent-style-name="Default" style:family="paragraph">
      <style:text-properties style:font-name="Open Sans" style:font-name-asian="Open Sans" style:font-name-complex="Open Sans" style:use-window-font-color="true"/>
    </style:style>
    <style:style style:name="T104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T105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P106" style:parent-style-name="Default" style:family="paragraph">
      <style:text-properties style:font-name="Open Sans" style:font-name-asian="Open Sans" style:font-name-complex="Open Sans" style:use-window-font-color="true"/>
    </style:style>
    <style:style style:name="P107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08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T109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P110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111" style:parent-style-name="Default" style:family="paragraph">
      <style:text-properties style:font-name="Open Sans" style:font-name-asian="Open Sans" style:font-name-complex="Open Sans" style:use-window-font-color="true"/>
    </style:style>
    <style:style style:name="P112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13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T114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T115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P116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T117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T118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  <style:style style:name="P119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20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21" style:parent-style-name="Default" style:family="paragraph">
      <style:text-properties style:font-name="Open Sans" style:font-name-asian="Open Sans" style:font-name-complex="Open Sans" style:use-window-font-color="true" fo:background-color="#FF3333"/>
    </style:style>
    <style:style style:name="P122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23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124" style:parent-style-name="Default" style:family="paragraph">
      <style:text-properties style:font-name="Open Sans" style:font-name-asian="Open Sans" style:font-name-complex="Open Sans" style:use-window-font-color="true"/>
    </style:style>
    <style:style style:name="P125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26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27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128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29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30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131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32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33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34" style:parent-style-name="Default" style:family="paragraph">
      <style:text-properties style:font-name="Open Sans" style:font-name-asian="Open Sans" style:font-name-complex="Open Sans" style:use-window-font-color="true" fo:background-color="#FFFF00"/>
    </style:style>
    <style:style style:name="P135" style:parent-style-name="Default" style:family="paragraph">
      <style:paragraph-properties fo:break-before="page"/>
      <style:text-properties style:font-name="Open Sans" style:font-name-asian="Open Sans" style:font-name-complex="Open Sans" style:use-window-font-color="true"/>
    </style:style>
    <style:style style:name="P136" style:parent-style-name="Default" style:family="paragraph">
      <style:text-properties style:font-name="Open Sans" style:font-name-asian="Open Sans" style:font-name-complex="Open Sans" style:use-window-font-color="true"/>
    </style:style>
    <style:style style:name="T137" style:parent-style-name="Policepardéfaut" style:family="text">
      <style:text-properties style:font-name="Open Sans" style:font-name-asian="Open Sans" style:font-name-complex="Open Sans" style:use-window-font-color="true" fo:background-color="#FFFF00"/>
    </style:style>
  </office:automatic-styles>
  <office:body>
    <office:text text:use-soft-page-breaks="true">
      <text:p text:style-name="P1">Mise en Situation</text:p>
      <text:p text:style-name="Default"/>
      <text:p text:style-name="Default">Titre professionnel Concepteur et Développeur d'Applications</text:p>
      <text:p text:style-name="Default"/>
      <text:p text:style-name="Default">CCP 1 :<text:s/><text:span text:style-name="T2">Objectifs du CCP que le site remplit</text:span></text:p>
      <text:p text:style-name="P3"/>
      <text:p text:style-name="Default">Compétences :<text:s/><text:span text:style-name="T4">Principales compétences déployées</text:span></text:p>
      <text:p text:style-name="P5"/>
      <text:p text:style-name="Default">Serrano<text:s/>Paul</text:p>
      <text:p text:style-name="P6"/>
      <text:p text:style-name="P7"/>
      <text:p text:style-name="P8"/>
      <text:p text:style-name="P9"/>
      <text:soft-page-break/>
      <text:p text:style-name="P10">Compétences évaluées :<text:s/><text:span text:style-name="T11">Listing des compétences utilisées et développées</text:span></text:p>
      <text:p text:style-name="P12"/>
      <text:p text:style-name="Default">Compétences précises :<text:s/><text:span text:style-name="T13">Précisions sur les compétences</text:span></text:p>
      <text:p text:style-name="P14"/>
      <text:p text:style-name="Default"/>
      <text:p text:style-name="Default"/>
      <text:p text:style-name="P15"/>
      <text:soft-page-break/>
      <text:p text:style-name="P16">Cahier des charges</text:p>
      <text:p text:style-name="Default"/>
      <text:p text:style-name="Default">Listing des besoins</text:p>
      <text:p text:style-name="Default"/>
      <text:p text:style-name="Default"><text:span text:style-name="T17">Résumer en quelques phrases quel est le projet, quel est le client,<text:s/></text:span><text:span text:style-name="T18">pourquoi ondéveloppe ce site / cette app.<text:s/></text:span><text:span text:style-name="T19">(C'est la partie storytelling, pitch du projet)</text:span></text:p>
      <text:p text:style-name="P20"/>
      <text:p text:style-name="P21"/>
      <text:p text:style-name="Default">Logo et Chartes graphiques</text:p>
      <text:p text:style-name="Default"/>
      <text:p text:style-name="P22">Code Couleur, Police, Titres, tailles etc</text:p>
      <text:p text:style-name="P23"/>
      <text:p text:style-name="P24"/>
      <text:p text:style-name="P25">Objectifs du site</text:p>
      <text:p text:style-name="P26"/>
      <text:p text:style-name="Default">Objectifs Principaux :<text:s/><text:span text:style-name="T27">Guider les inviter // aider à l'organisation</text:span></text:p>
      <text:p text:style-name="Default"/>
      <text:p text:style-name="Default">Objectifs Secondaires :<text:s/><text:span text:style-name="T28">partager photos, garder contact, cadeau mariage, contact organisateurs</text:span></text:p>
      <text:p text:style-name="P29"/>
      <text:p text:style-name="P30"/>
      <text:p text:style-name="Default"/>
      <text:soft-page-break/>
      <text:p text:style-name="P31">Tri par cartes :</text:p>
      <text:p text:style-name="Default"/>
      <text:p text:style-name="P32">Explications :</text:p>
      <text:p text:style-name="P33"/>
      <text:p text:style-name="Default"><text:a xlink:href="https://www.usabilis.com/tri-par-cartes-une-architecture-de-linformation-construite-par-les-utilisateurs/" office:target-frame-name="_top" xlink:show="replace"><text:span text:style-name="T34">h</text:span><text:span text:style-name="T35">ttps://www.usabilis.com/tri-par-cartes-une-architecture-de-linformation-construite-par-les-utilisateurs/</text:span></text:a></text:p>
      <text:p text:style-name="P36"/>
      <text:p text:style-name="Default"><text:a xlink:href="https://blocnotes.iergo.fr/concevoir/les-outils/tri-par-cartes-card-sorting/" office:target-frame-name="_top" xlink:show="replace"><text:span text:style-name="T37">https://blocnotes.iergo.fr/concevoir/les-outils/tri-par-</text:span><text:span text:style-name="T38">cartes-card-sorting/</text:span></text:a></text:p>
      <text:p text:style-name="P39"/>
      <text:p text:style-name="P40">Outil :</text:p>
      <text:p text:style-name="P41"/>
      <text:p text:style-name="Default"><text:a xlink:href="https://app.optimalworkshop.com/a/xgn18s60/optimalsort/surveys/652223/edit#/t/setup/cards" office:target-frame-name="_top" xlink:show="replace"><text:span text:style-name="T42">https://app.optimalworkshop.com/a/xgn18s60/optimalsort/surveys/652223/edit#/t/setup/cards</text:span></text:a></text:p>
      <text:p text:style-name="P43"/>
      <text:p text:style-name="P44"/>
      <text:p text:style-name="P45"/>
      <text:soft-page-break/>
      <text:p text:style-name="P46">Sitemap Simplifiée</text:p>
      <text:p text:style-name="P47"/>
      <text:p text:style-name="P48">Explications :</text:p>
      <text:p text:style-name="P49"/>
      <text:p text:style-name="Default"><text:a xlink:href="https://www.ionos.fr/digitalguide/sites-internet/creation-de-sites-internet/sitemap/" office:target-frame-name="_top" xlink:show="replace"><text:span text:style-name="T50">https://www.ionos.fr/digitalguide/sites-internet/creation-de-sites-internet/sitemap/</text:span></text:a></text:p>
      <text:p text:style-name="P51"/>
      <text:p text:style-name="P52">Outil :</text:p>
      <text:p text:style-name="P53"/>
      <text:p text:style-name="P54">Xmind logiciel</text:p>
      <text:p text:style-name="P55"/>
      <text:p text:style-name="P56"/>
      <text:p text:style-name="Default"/>
      <text:p text:style-name="P57"/>
      <text:p text:style-name="P58"/>
      <text:p text:style-name="P59"/>
      <text:p text:style-name="P60"/>
      <text:p text:style-name="P61">Les Fonctionnalités</text:p>
      <text:p text:style-name="P62"/>
      <text:p text:style-name="P63">Liste de toutes les fonctionnalités par utilisateurs</text:p>
      <text:p text:style-name="P64"/>
      <text:p text:style-name="P65"/>
      <text:p text:style-name="P66"/>
      <text:p text:style-name="P67">Invité connecté :<text:s/></text:p>
      <text:p text:style-name="P68">Formulaire d’inscription </text:p>
      <text:p text:style-name="P69">Formulaire de connexion</text:p>
      <text:p text:style-name="P70">Formulaire de changement d’informations (mail, tel, etc …)</text:p>
      <text:p text:style-name="P71">Formulaire de Contact</text:p>
      <text:p text:style-name="P72">Cartes accès lieux de réception depuis chez eux</text:p>
      <text:p text:style-name="P73">Carte des logements à proximité</text:p>
      <text:p text:style-name="P74">Lien vers cagnotte leetchi</text:p>
      <text:p text:style-name="P75">Galerie photos</text:p>
      <text:p text:style-name="P76">Poster / Supprimer photos</text:p>
      <text:p text:style-name="P77">Commenter photos</text:p>
      <text:p text:style-name="P78">Télécharger photos</text:p>
      <text:p text:style-name="P79"/>
      <text:p text:style-name="P80">Admin :<text:s/></text:p>
      <text:p text:style-name="P81">Panneau de contrôle administrateur : liste avec tri de tous les inscrits et de leurs spécificités</text:p>
      <text:list text:style-name="LFO3" text:continue-numbering="true">
        <text:list-item>
          <text:p text:style-name="P82">Informations sur l’invité (lien avec les mariés, allergies, +1, logement, méthode de venue …)</text:p>
        </text:list-item>
        <text:list-item>
          <text:p text:style-name="P83">Lien vers son profil</text:p>
        </text:list-item>
        <text:list-item>
          <text:p text:style-name="P84">Lien vers les photos postées, commentées ou taguées</text:p>
        </text:list-item>
      </text:list>
      <text:p text:style-name="P85">Taguer les invités sur les photos</text:p>
      <text:p text:style-name="P86">Supprimer<text:s/>tous les photos/commentaires</text:p>
      <text:p text:style-name="P87"/>
      <text:p text:style-name="P88"/>
      <text:p text:style-name="P89"/>
      <text:soft-page-break/>
      <text:p text:style-name="P90">Main User Journey (Parcours utilisateur)</text:p>
      <text:p text:style-name="P91"/>
      <text:p text:style-name="Default"><text:a xlink:href="https://pinput.co/blog/parcours-utilisateur-ux" office:target-frame-name="_top" xlink:show="replace"><text:span text:style-name="T92">ht</text:span><text:span text:style-name="T93">tps://pinput.co/blog/parcours-utilisateur-ux</text:span></text:a></text:p>
      <text:p text:style-name="P94"/>
      <text:p text:style-name="P95"/>
      <text:p text:style-name="P96"/>
      <text:p text:style-name="P97"/>
      <text:soft-page-break/>
      <text:p text:style-name="P98">Zoning</text:p>
      <text:p text:style-name="P99"/>
      <text:p text:style-name="P100">Explications :</text:p>
      <text:p text:style-name="P101"/>
      <text:p text:style-name="Default"><text:a xlink:href="https://www.indexel.com/marketing-digital/zoning-nuls-definition-objectifs-cas-dusages-solutions#:~:text=Qu'est%2Dce%20qu',%2C%20visuels%2C%20sidebar%2C%20footer…" office:target-frame-name="_top" xlink:show="replace"><text:span text:style-name="T102">https://www.indexel.com/marketing-digital/zoning-nuls-definition-objectifs-cas-dusages-solutions#:~:text=Qu'est%2Dce%20qu',%2C%20visuels%2C%20sidebar%2C%20footer%E2%80%A6</text:span></text:a></text:p>
      <text:p text:style-name="P103"/>
      <text:p text:style-name="Default"><text:a xlink:href="https://www.youtube.com/watch?v=e68PKFYWfoQ&amp;ab_channel=Grafikart.fr" office:target-frame-name="_top" xlink:show="replace"><text:span text:style-name="T104">https://www.youtube.com/watch?v=e68PKFYWfoQ&amp;ab_channel=Grafikart.fr</text:span></text:a><text:span text:style-name="T105"><text:s/>(Figma)</text:span></text:p>
      <text:p text:style-name="P106"/>
      <text:p text:style-name="P107">Outils :</text:p>
      <text:p text:style-name="P108"/>
      <text:p text:style-name="Default"><text:span text:style-name="T109">Figma Logiciel</text:span></text:p>
      <text:soft-page-break/>
      <text:p text:style-name="P110">Wireframes</text:p>
      <text:p text:style-name="P111"/>
      <text:p text:style-name="P112">Explications :</text:p>
      <text:p text:style-name="P113"/>
      <text:p text:style-name="Default"><text:a xlink:href="https://www.youtube.com/watch?v=qpH7-KFWZRI&amp;ab_channel=CareerFoundry" office:target-frame-name="_top" xlink:show="replace"><text:span text:style-name="T114">https://www.youtube.com/watch?v=qpH7-KFWZRI&amp;ab_channel=CareerFoundry</text:span></text:a><text:span text:style-name="T115"><text:s/>(Short)</text:span></text:p>
      <text:p text:style-name="P116"/>
      <text:p text:style-name="Default"><text:a xlink:href="https://www.youtube.com/watch?v=c9Wg6Cb_YlU&amp;ab_channel=freeCodeCamp.org" office:target-frame-name="_top" xlink:show="replace"><text:span text:style-name="T117">https://www.youtube.com/watch?v=c9Wg6Cb_YlU&amp;ab_channel=freeCodeCamp.org</text:span></text:a><text:span text:style-name="T118"><text:s/>(Long)</text:span></text:p>
      <text:p text:style-name="P119"/>
      <text:p text:style-name="P120">Outils :</text:p>
      <text:p text:style-name="P121"/>
      <text:p text:style-name="P122">Figma Logiciel</text:p>
      <text:soft-page-break/>
      <text:p text:style-name="P123">Cahier des Charges technique</text:p>
      <text:p text:style-name="P124"/>
      <text:p text:style-name="P125">Liste des technologies, frameworks et bibliothèques utilisés</text:p>
      <text:p text:style-name="P126"/>
      <text:soft-page-break/>
      <text:p text:style-name="P127">Budget Fictif</text:p>
      <text:p text:style-name="P128"/>
      <text:p text:style-name="P129">Lister les coûts</text:p>
      <text:soft-page-break/>
      <text:p text:style-name="P130">Données Personnelles Sensibles</text:p>
      <text:p text:style-name="P131"/>
      <text:p text:style-name="P132">Liste des données sensibles</text:p>
      <text:p text:style-name="P133"/>
      <text:p text:style-name="P134">Détail Sécurité</text:p>
      <text:soft-page-break/>
      <text:p text:style-name="P135">Rétroplanning</text:p>
      <text:p text:style-name="P136"/>
      <text:p text:style-name="Default"><text:a xlink:href="https://www.manager-go.com/gestion-de-projet/dossiers-methodes/retro-planning" office:target-frame-name="_top" xlink:show="replace"><text:span text:style-name="T137">https://www.manager-go.com/gestion-de-projet/dossiers-methodes/retro-plann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oton, Boton" svg:font-family="Boton, Boton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 Sans" svg:font-family="Open San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Boton, Boton" style:font-name-asian="Boton, Boton" style:font-name-complex="Boton, Boton" fo:color="#000000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33011-18-15</dc:creator>
    <meta:creation-date>2022-02-03T15:32:00Z</meta:creation-date>
    <dc:date>2022-02-08T12:59:00Z</dc:date>
    <meta:template xlink:href="Normal" xlink:type="simple"/>
    <meta:editing-cycles>24</meta:editing-cycles>
    <meta:editing-duration>PT18420S</meta:editing-duration>
    <meta:document-statistic meta:page-count="12" meta:paragraph-count="7" meta:word-count="606" meta:character-count="3933" meta:row-count="27" meta:non-whitespace-character-count="3334"/>
  </office:meta>
</office:document-meta>
</file>